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.1598in" svg:y="2.1228in">
            <draw:object draw:notify-on-update-of-ranges="Sheet1.C2:Sheet1.C2 Sheet1.C3:Sheet1.C7 Sheet1.D2:Sheet1.D2 Sheet1.D3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delta vin [mV]</text:p>
          </table:table-cell>
          <table:table-cell table:style-name="Default" office:value-type="string" calcext:value-type="string">
            <text:p>T-dela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000003774261" calcext:value-type="float">
            <text:p>3.77E-1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00003409772" calcext:value-type="float">
            <text:p>3.41E-1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00003207011" calcext:value-type="float">
            <text:p>3.21E-1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0000002445842" calcext:value-type="float">
            <text:p>2.45E-1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00000002058495" calcext:value-type="float">
            <text:p>2.06E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02:06:56.164424798</meta:creation-date>
    <dc:date>2026-02-24T02:23:48.259647631</dc:date>
    <meta:editing-duration>PT16M51S</meta:editing-duration>
    <meta:editing-cycles>6</meta:editing-cycles>
    <meta:generator>LibreOffice/24.2.7.2$Linux_X86_64 LibreOffice_project/420$Build-2</meta:generator>
    <meta:document-statistic meta:table-count="1" meta:cell-count="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32cm" svg:y="0.316cm" chart:style-name="ch2">
          <text:p>tdelay</text:p>
        </chart:title>
        <chart:legend chart:legend-position="end" svg:x="13.516cm" svg:y="4.203cm" style:legend-expansion="high" chart:style-name="ch3"/>
        <chart:plot-area chart:style-name="ch4" table:cell-range-address="Sheet1.C2:Sheet1.D7" chart:data-source-has-labels="both" svg:x="1.33cm" svg:y="1.275cm" svg:width="11.867cm" svg:height="6.569cm">
          <chart:coordinate-region svg:x="3.063cm" svg:y="1.474cm" svg:width="9.854cm" svg:height="5.723cm"/>
          <chart:axis chart:dimension="x" chart:name="primary-x" chart:style-name="ch5" chartooo:axis-type="auto">
            <chartooo:date-scale/>
            <chart:title svg:x="6.624cm" svg:y="8.024cm" chart:style-name="ch6">
              <text:p>delta vin</text:p>
            </chart:title>
            <chart:categories table:cell-range-address="Sheet1.C3:Sheet1.C7"/>
            <chart:grid chart:style-name="ch7" chart:class="major"/>
          </chart:axis>
          <chart:axis chart:dimension="y" chart:name="primary-y" chart:style-name="ch8">
            <chart:title svg:x="0.451cm" svg:y="5.093cm" chart:style-name="ch9">
              <text:p>t-delay</text:p>
            </chart:title>
            <chart:grid chart:style-name="ch7" chart:class="major"/>
          </chart:axis>
          <chart:series chart:style-name="ch10" chart:values-cell-range-address="Sheet1.D3:Sheet1.D7" chart:label-cell-address="Sheet1.D2:Sheet1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-dela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3:Sheet1.C7</svg:desc>
                </draw:g>
              </table:table-cell>
              <table:table-cell office:value-type="float" office:value="0.0000000003774261">
                <text:p>0.0000000003774261</text:p>
                <draw:g>
                  <svg:desc>Sheet1.D3:Sheet1.D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0003409772">
                <text:p>0.00000000034097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003207011">
                <text:p>0.00000000032070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00002445842">
                <text:p>0.00000000024458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002058495">
                <text:p>0.0000000002058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